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in Modern Roman" svg:font-family="'Latin Modern Roman'" style:font-pitch="variable"/>
    <style:font-face style:name="Lato Light1" svg:font-family="'Lato Light'" style:font-pitch="variable"/>
    <style:font-face style:name="Lato Light" svg:font-family="'Lato Light'" style:font-adornments="Bold" style:font-pitch="variable"/>
    <style:font-face style:name="Samanata" svg:font-family="Samana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style:font-name="Latin Modern Roman"/>
    </style:style>
    <style:style style:name="P2" style:family="paragraph" style:parent-style-name="Standard" style:master-page-name="">
      <style:paragraph-properties fo:margin-top="0cm" fo:margin-bottom="0.3cm" loext:contextual-spacing="false" style:page-number="auto"/>
      <style:text-properties style:font-name="Latin Modern Roman" officeooo:rsid="002212c5" officeooo:paragraph-rsid="002212c5"/>
    </style:style>
    <style:style style:name="P3" style:family="paragraph" style:parent-style-name="Quotations">
      <style:paragraph-properties fo:margin-top="0cm" fo:margin-bottom="0cm" loext:contextual-spacing="false">
        <style:tab-stops>
          <style:tab-stop style:position="7.11cm"/>
          <style:tab-stop style:position="11.509cm"/>
        </style:tab-stops>
      </style:paragraph-properties>
      <style:text-properties style:font-name="Samanata" fo:font-size="12pt" officeooo:paragraph-rsid="0037fa32" style:font-size-asian="12pt" style:font-name-complex="Samanata" style:font-size-complex="12pt"/>
    </style:style>
    <style:style style:name="P4" style:family="paragraph" style:parent-style-name="Quotations">
      <style:paragraph-properties fo:margin-top="0cm" fo:margin-bottom="0cm" loext:contextual-spacing="false">
        <style:tab-stops>
          <style:tab-stop style:position="7.11cm"/>
          <style:tab-stop style:position="11.509cm"/>
        </style:tab-stops>
      </style:paragraph-properties>
      <style:text-properties style:font-name="Samanata" fo:font-size="12pt" officeooo:paragraph-rsid="00386b2a" style:font-size-asian="12pt" style:font-name-complex="Samanata" style:font-size-complex="12pt"/>
    </style:style>
    <style:style style:name="P5" style:family="paragraph" style:parent-style-name="Standard">
      <style:text-properties style:font-name="Latin Modern Roman" officeooo:rsid="0022ef6b" officeooo:paragraph-rsid="003c1217" style:font-name-complex="Latin Modern Roman"/>
    </style:style>
    <style:style style:name="P6" style:family="paragraph" style:parent-style-name="Standard">
      <style:paragraph-properties>
        <style:tab-stops>
          <style:tab-stop style:position="7.325cm"/>
        </style:tab-stops>
      </style:paragraph-properties>
      <style:text-properties style:font-name="Lato Light1" fo:font-size="10pt" officeooo:rsid="0023b5e6" officeooo:paragraph-rsid="0023b5e6" style:font-size-asian="10pt" style:font-name-complex="Latin Modern Roman" style:font-size-complex="10pt"/>
    </style:style>
    <style:style style:name="P7" style:family="paragraph" style:parent-style-name="Standard" style:list-style-name="L1">
      <style:paragraph-properties>
        <style:tab-stops>
          <style:tab-stop style:position="7.325cm"/>
        </style:tab-stops>
      </style:paragraph-properties>
      <style:text-properties style:font-name="Latin Modern Roman" officeooo:rsid="0022ef6b" officeooo:paragraph-rsid="0022ef6b" style:font-name-complex="Latin Modern Roman"/>
    </style:style>
    <style:style style:name="P8" style:family="paragraph" style:parent-style-name="Standard" style:list-style-name="L2" style:master-page-name="">
      <loext:graphic-properties draw:fill="none"/>
      <style:paragraph-properties style:page-number="auto" fo:background-color="transparent">
        <style:tab-stops>
          <style:tab-stop style:position="7.325cm"/>
        </style:tab-stops>
      </style:paragraph-properties>
      <style:text-properties style:font-name="Latin Modern Roman" fo:language="en" fo:country="US" officeooo:rsid="0026b88f" officeooo:paragraph-rsid="003cda49" style:font-name-complex="Latin Modern Roman" loext:shadow="none"/>
    </style:style>
    <style:style style:name="P9" style:family="paragraph" style:parent-style-name="Standard" style:list-style-name="L2">
      <loext:graphic-properties draw:fill="none"/>
      <style:paragraph-properties fo:margin-top="0.3cm" fo:margin-bottom="0cm" loext:contextual-spacing="false" fo:background-color="transparent">
        <style:tab-stops>
          <style:tab-stop style:position="7.325cm"/>
        </style:tab-stops>
      </style:paragraph-properties>
      <style:text-properties style:font-name="Latin Modern Roman" fo:language="en" fo:country="US" officeooo:rsid="0026b88f" officeooo:paragraph-rsid="00365d65" style:font-name-complex="Latin Modern Roman" loext:shadow="none"/>
    </style:style>
    <style:style style:name="P10" style:family="paragraph" style:parent-style-name="Standard">
      <style:paragraph-properties fo:margin-top="0.3cm" fo:margin-bottom="0cm" loext:contextual-spacing="false">
        <style:tab-stops>
          <style:tab-stop style:position="7.325cm"/>
        </style:tab-stops>
      </style:paragraph-properties>
      <style:text-properties style:font-name="Latin Modern Roman" officeooo:rsid="0026b88f" officeooo:paragraph-rsid="0028922c" style:font-name-complex="Latin Modern Roman"/>
    </style:style>
    <style:style style:name="P11" style:family="paragraph" style:parent-style-name="Standard">
      <style:paragraph-properties fo:margin-top="0.3cm" fo:margin-bottom="0cm" loext:contextual-spacing="false">
        <style:tab-stops>
          <style:tab-stop style:position="7.325cm"/>
        </style:tab-stops>
      </style:paragraph-properties>
      <style:text-properties style:font-name="Lato Light1" fo:font-size="10pt" officeooo:rsid="0023b5e6" officeooo:paragraph-rsid="0023b5e6" style:font-size-asian="10pt" style:font-name-complex="Latin Modern Roman" style:font-size-complex="10pt"/>
    </style:style>
    <style:style style:name="P12" style:family="paragraph" style:parent-style-name="Quotations">
      <style:paragraph-properties fo:margin-top="0cm" fo:margin-bottom="0.3cm" loext:contextual-spacing="false">
        <style:tab-stops>
          <style:tab-stop style:position="7.11cm"/>
          <style:tab-stop style:position="11.509cm"/>
        </style:tab-stops>
      </style:paragraph-properties>
      <style:text-properties style:font-name="Samanata" fo:font-size="12pt" officeooo:paragraph-rsid="00386b2a" style:font-size-asian="12pt" style:font-name-complex="Samanata" style:font-size-complex="12pt"/>
    </style:style>
    <style:style style:name="P13" style:family="paragraph" style:parent-style-name="Quotations">
      <style:paragraph-properties fo:margin-top="0cm" fo:margin-bottom="0.3cm" loext:contextual-spacing="false"/>
      <style:text-properties style:font-name="Samanata" style:font-name-complex="Samanata"/>
    </style:style>
    <style:style style:name="T1" style:family="text">
      <style:text-properties fo:color="#ce181e"/>
    </style:style>
    <style:style style:name="T2" style:family="text">
      <style:text-properties fo:color="#ce181e" style:font-name="Samanata" style:font-name-complex="Samanata"/>
    </style:style>
    <style:style style:name="T3" style:family="text">
      <style:text-properties fo:color="#ce181e" style:font-name="Samanata" officeooo:rsid="0037fa32" style:font-name-complex="Samanata"/>
    </style:style>
    <style:style style:name="T4" style:family="text">
      <style:text-properties fo:color="#ce181e" fo:font-style="italic" style:font-style-asian="italic" style:font-style-complex="italic"/>
    </style:style>
    <style:style style:name="T5" style:family="text">
      <style:text-properties fo:color="#ce181e" fo:font-size="12pt" fo:font-style="italic" style:font-size-asian="12pt" style:font-style-asian="italic" style:font-size-complex="12pt" style:font-style-complex="italic"/>
    </style:style>
    <style:style style:name="T6" style:family="text">
      <style:text-properties fo:color="#ce181e" fo:font-weight="normal" officeooo:rsid="003c1217" style:font-weight-asian="normal" style:font-weight-complex="normal"/>
    </style:style>
    <style:style style:name="T7" style:family="text">
      <style:text-properties style:font-name="Latin Modern Roman" officeooo:rsid="002585b3" style:font-name-complex="Latin Modern Roman"/>
    </style:style>
    <style:style style:name="T8" style:family="text">
      <style:text-properties officeooo:rsid="002585b3"/>
    </style:style>
    <style:style style:name="T9" style:family="text">
      <style:text-properties style:use-window-font-color="true" style:font-name="Latin Modern Roman" officeooo:rsid="002585b3" style:font-name-complex="Latin Modern Roman"/>
    </style:style>
    <style:style style:name="T10" style:family="text">
      <style:text-properties style:use-window-font-color="true" style:font-name="Samanata" officeooo:rsid="002585b3" style:font-name-complex="Samanata"/>
    </style:style>
    <style:style style:name="T11" style:family="text">
      <style:text-properties style:use-window-font-color="true" fo:font-style="italic" style:font-style-asian="italic" style:font-style-complex="italic"/>
    </style:style>
    <style:style style:name="T12" style:family="text">
      <style:text-properties style:use-window-font-color="true" officeooo:rsid="003c1217"/>
    </style:style>
    <style:style style:name="T13" style:family="text">
      <style:text-properties style:use-window-font-color="true" fo:font-weight="normal" officeooo:rsid="003c1217" style:font-weight-asian="normal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ize="8pt" fo:font-style="normal" style:font-size-asian="8pt" style:font-style-asian="normal" style:font-size-complex="8pt" style:font-style-complex="normal"/>
    </style:style>
    <style:style style:name="T16" style:family="text">
      <style:text-properties fo:font-size="12pt" fo:font-style="italic" style:font-size-asian="12pt" style:font-style-asian="italic" style:font-size-complex="12pt" style:font-style-complex="italic"/>
    </style:style>
    <style:style style:name="T17" style:family="text">
      <style:text-properties fo:font-size="12pt" fo:font-style="italic" officeooo:rsid="003cda49" style:font-size-asian="12pt" style:font-style-asian="italic" style:font-size-complex="12pt" style:font-style-complex="italic"/>
    </style:style>
    <style:style style:name="T18" style:family="text">
      <style:text-properties fo:font-size="9pt" fo:font-style="normal" style:font-size-asian="9pt" style:font-style-asian="normal" style:font-size-complex="9pt" style:font-style-complex="normal"/>
    </style:style>
    <style:style style:name="T19" style:family="text">
      <style:text-properties officeooo:rsid="002fcbf2"/>
    </style:style>
    <style:style style:name="T20" style:family="text">
      <style:text-properties officeooo:rsid="002585b3" style:font-name-complex="Samanata"/>
    </style:style>
    <style:style style:name="T21" style:family="text">
      <style:text-properties officeooo:rsid="0037fa32" style:font-name-complex="Samanata"/>
    </style:style>
    <style:style style:name="T22" style:family="text">
      <style:text-properties style:font-name="Samanata" officeooo:rsid="0037fa32" style:font-name-complex="Samanata"/>
    </style:style>
    <style:style style:name="T23" style:family="text">
      <style:text-properties officeooo:rsid="00365d65"/>
    </style:style>
    <style:style style:name="T24" style:family="text">
      <style:text-properties officeooo:rsid="0037fa32" style:font-name-complex="Latin Modern Roman"/>
    </style:style>
    <style:style style:name="T25" style:family="text">
      <style:text-properties officeooo:rsid="00386b2a"/>
    </style:style>
    <style:style style:name="T26" style:family="text">
      <style:text-properties officeooo:rsid="003c1217"/>
    </style:style>
    <style:style style:name="T27" style:family="text">
      <style:text-properties officeooo:rsid="003cda49"/>
    </style:style>
    <style:style style:name="T28" style:family="text">
      <style:text-properties fo:language="en" fo:country="US" loext:shadow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ample <text:span text:style-name="T27">6</text:span> – Sutka <text:span text:style-name="T25">4:17</text:span></text:p>
      <text:p text:style-name="P3">तवम महां इन्द्र तुभ्यं ह कषा अनु कषत्रम मंहना मन्यत दयौः |</text:p>
      <text:p text:style-name="P4">तवं वर्त्रं शवसा जघन्वान सर्जः सिन्धूंर अहिना जग्रसानान || १ ||</text:p>
      <text:p text:style-name="P3">तव तविषो जनिमन रेजत दयौ रेजद भूमिर भियसा सवस्य मन्योः |</text:p>
      <text:p text:style-name="P4">रघायन्त सुभ्वः पर्वतास आर्दन धन्वानि सरयन्त आपः || २ ||</text:p>
      <text:p text:style-name="P3">भिनद गिरिं शवसा वज्रम इष्णन्न आविष्क्र्ण्वानः सहसान ओजः |</text:p>
      <text:p text:style-name="P4">वधीद वर्त्रं वज्रेण मन्दसानः सरन्न आपो जवसा हतव्र्ष्णीः || ३ ||</text:p>
      <text:p text:style-name="P3">सुवीरस ते जनिता मन्यत दयौर इन्द्रस्य कर्ता सवपस्तमो भूत |</text:p>
      <text:p text:style-name="P4">य ईं जजान सवर्यं सुवज्रम अनपच्युतं सदसो न भूम || ४ ||</text:p>
      <text:p text:style-name="P3">य एक इच चयावयति पर भूमा राजा कर्ष्टीनाम पुरुहूत इन्द्रः |</text:p>
      <text:p text:style-name="P4">सत्यम एनम अनु विश्वे मदन्ति रातिं देवस्य गर्णतो मघोनः || ५ ||</text:p>
      <text:p text:style-name="P3">सत्रा सोमा अभवन्न अस्य विश्वे सत्रा मदासो बर्हतो मदिष्ठाः |</text:p>
      <text:p text:style-name="P4">सत्राभवो वसुपतिर वसूनां दत्रे विश्वा अधिथा इन्द्र कर्ष्टीः || ६ ||</text:p>
      <text:p text:style-name="P3">तवम अध परथमं जायमानो ऽमे विश्वा अधिथा इन्द्र कर्ष्टीः |</text:p>
      <text:p text:style-name="P4">तवम परति परवत आशयानम अहिं वज्रेण मघवन वि वर्श्चः || ७ ||</text:p>
      <text:p text:style-name="P3">सत्राहणं दाध्र्षिं तुम्रम इन्द्रम महाम अपारं वर्षभं सुवज्रम |</text:p>
      <text:p text:style-name="P4">हन्ता यो वर्त्रं सनितोत वाजं दाता मघानि मघवा सुराधाः || ८ ||</text:p>
      <text:p text:style-name="P3">अयं वर्तश चातयते समीचीर य आजिषु मघवा शर्ण्व एकः |</text:p>
      <text:p text:style-name="P4">अयं वाजम भरति यं सनोत्य अस्य परियासः सख्ये सयाम ||९||</text:p>
      <text:p text:style-name="P3">अयं शर्ण्वे अध जयन्न उत घनन्न अयम उत पर कर्णुते युधा गाः |</text:p>
      <text:p text:style-name="P12">यदा <text:span text:style-name="T1">सत्यं</text:span> कर्णुते मन्युम इन्द्रो विश्वं दर्ळ्हम भयत एजद अस्मात || १० ||</text:p>
      <text:p text:style-name="P2">Padapatha for sloka <text:span text:style-name="T25">10</text:span>:</text:p>
      <text:p text:style-name="P13">अयम् | शृण्वे | अध | जयन् | उत | ग्ह्नन् | अयम् | उत | प्र | कृणुते | युधा | गाः | यदा | <text:span text:style-name="T1">सत्यम्</text:span> | कृणुते | मन्युम् | इन्द्रः | विश्वम् | दृळ्हम् | भयते | एजत् | अस्मात् </text:p>
      <text:p text:style-name="P5">Interpretation: <text:span text:style-name="T2">सत्यम् </text:span>is <text:span text:style-name="T23">here made an attribute of the word</text:span><text:span text:style-name="T9"> </text:span><text:span text:style-name="T10">मन्युम्</text:span><text:span text:style-name="T7"> (“</text:span><text:span text:style-name="T26">anger, fury</text:span><text:span text:style-name="T7">”)</text:span><text:span text:style-name="T20"> </text:span><text:span text:style-name="T21">through the phrase “</text:span><text:span text:style-name="T3">सत्यम्</text:span><text:span text:style-name="T22"> कृणुते मन्युम्</text:span><text:span text:style-name="T24">”</text:span> → “<text:span text:style-name="T26">[</text:span><text:span text:style-name="T12">Indra] makes [his] anger </text:span><text:span text:style-name="T6">satya</text:span>”</text:p>
      <text:p text:style-name="P10"><text:span text:style-name="T28">Translations:</text:span></text:p>
      <text:list xml:id="list2444206595" text:style-name="L2">
        <text:list-item>
          <text:p text:style-name="P8"><text:span text:style-name="T16">Renowned is he when conquering and when slaying: '</text:span><text:span text:style-name="T17">t</text:span><text:span text:style-name="T16">is he who winneth cattle in the combat. When Indra </text:span><text:span text:style-name="T5">hardeneth</text:span><text:span text:style-name="T16"> his indignation all that is fixed and all that moveth fear him.</text:span><text:span text:style-name="T18"> Ralph T. H. Griffith, [1896]</text:span></text:p>
        </text:list-item>
        <text:list-item>
          <text:p text:style-name="P9"><text:span text:style-name="T11">And this one is famed for conquering and smiting, and this one brings the cows forward to become his through battle. When Indra makes his fury </text:span><text:span text:style-name="T4">real</text:span><text:span text:style-name="T11">, everything, both </text:span><text:soft-page-break/><text:span text:style-name="T11">what stays firm and what flinches, becomes afraid before him.</text:span><text:span text:style-name="T14"> </text:span><text:span text:style-name="T15">S. W. Jamison / J. P. Brereton [2014]</text:span></text:p>
        </text:list-item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in Modern Roman" svg:font-family="'Latin Modern Roman'" style:font-pitch="variable"/>
    <style:font-face style:name="Lato Light1" svg:font-family="'Lato Light'" style:font-pitch="variable"/>
    <style:font-face style:name="Lato Light" svg:font-family="'Lato Light'" style:font-adornments="Bold" style:font-pitch="variable"/>
    <style:font-face style:name="Samanata" svg:font-family="Samana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margin-top="0cm" fo:margin-bottom="0.499cm" loext:contextual-spacing="false" fo:text-align="center" style:justify-single-word="false"/>
      <style:text-properties style:font-name="Lato Light" fo:font-family="'Lato Light'" style:font-style-name="Bold" style:font-pitch="variable" fo:font-size="1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0:27:27.068349999</meta:creation-date>
    <meta:generator>LibreOffice/6.0.6.2$Linux_X86_64 LibreOffice_project/00m0$Build-2</meta:generator>
    <dc:date>2018-12-08T22:08:08.642482300</dc:date>
    <meta:editing-duration>PT50M8S</meta:editing-duration>
    <meta:editing-cycles>15</meta:editing-cycles>
    <meta:document-statistic meta:table-count="0" meta:image-count="0" meta:object-count="0" meta:page-count="2" meta:paragraph-count="27" meta:word-count="381" meta:character-count="1545" meta:non-whitespace-character-count="1191"/>
  </office:meta>
</office:document-meta>
</file>